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2000001CE7624A032A10FC57D.png" manifest:media-type="image/png"/>
  <manifest:file-entry manifest:full-path="Pictures/10000201000000DD000001AD913D5D9B279079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4.677cm" svg:height="9.08cm" svg:x="2.435cm" svg:y="2.032cm">
            <draw:image xlink:href="Pictures/10000201000000DD000001AD913D5D9B2790798B.png" xlink:type="simple" xlink:show="embed" xlink:actuate="onLoad" loext:mime-type="image/png">
              <text:p/>
            </draw:image>
          </draw:frame>
          <draw:frame draw:style-name="gr1" draw:text-style-name="P1" draw:layer="layout" svg:width="4.783cm" svg:height="9.778cm" svg:x="7.917cm" svg:y="2.032cm">
            <draw:image xlink:href="Pictures/10000201000000E2000001CE7624A032A10FC57D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1:35:30.463323439</meta:creation-date>
    <dc:title>jelmer_base</dc:title>
    <meta:editing-duration>PT1H36S</meta:editing-duration>
    <meta:editing-cycles>13</meta:editing-cycles>
    <meta:generator>LibreOffice/6.4.6.2$Linux_X86_64 LibreOffice_project/40$Build-2</meta:generator>
    <meta:initial-creator>Jelmer Poelstra</meta:initial-creator>
    <dc:date>2021-01-14T13:02:25.124951381</dc:date>
    <dc:creator>Jelmer Poelstra</dc:creator>
    <meta:document-statistic meta:object-count="26"/>
  </office:meta>
</office:document-meta>
</file>